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6ffe" officeooo:paragraph-rsid="001a6ffe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c985" officeooo:paragraph-rsid="001bc98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a58c"/>
    </style:style>
    <style:style style:name="T6" style:family="text">
      <style:text-properties officeooo:rsid="001bc985"/>
    </style:style>
    <style:style style:name="T7" style:family="text">
      <style:text-properties officeooo:rsid="001d80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4">February</text:span> 202<text:span text:style-name="T3">1</text:span> under the <text:span text:style-name="T5">41st</text:span> PA Meeting.</text:p>
      <text:p text:style-name="P1"/>
      <text:p text:style-name="P1">The Assembly, recognising the current situation,</text:p>
      <text:p text:style-name="P1"/>
      <text:p text:style-name="P4">Constitutes the need to trim the end (except for person-made structures an the main island) and delete unused chunks in the overworld. <text:span text:style-name="T7">This to limit the extreme rate at which the world is growing.</text:span>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5">threebody03</text:p>
      <text:p text:style-name="P5">CommissarChenkov</text:p>
      <text:p text:style-name="P5">WilliamAC8</text:p>
      <text:p text:style-name="P5">The_Flaming_Guy</text:p>
      <text:p text:style-name="P5">ThtUnkownOne</text:p>
      <text:p text:style-name="P1"/>
      <text:p text:style-name="P1"/>
      <text:p text:style-name="P1"/>
      <text:p text:style-name="Standard"><text:span text:style-name="T1">[</text:span><text:span text:style-name="T2">Motion 41-18: To trim the end (except for person-made structures and the main island) and delete unused chunks in the overworl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0T09:10:56.984790281</dc:date>
    <meta:editing-duration>PT3M10S</meta:editing-duration>
    <meta:editing-cycles>8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12" meta:word-count="86" meta:character-count="554" meta:non-whitespace-character-count="480"/>
  </office:meta>
</office:document-meta>
</file>